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paragraph-rsid="000d010b"/>
    </style:style>
    <style:style style:name="P2" style:family="paragraph" style:parent-style-name="Text_20_body">
      <style:paragraph-properties fo:margin-top="0in" fo:margin-bottom="0in" style:contextual-spacing="false"/>
      <style:text-properties officeooo:paragraph-rsid="000d010b"/>
    </style:style>
    <style:style style:name="P3" style:family="paragraph" style:parent-style-name="Text_20_body">
      <style:paragraph-properties fo:margin-top="0in" fo:margin-bottom="0in" style:contextual-spacing="false"/>
      <style:text-properties fo:font-size="12pt" officeooo:paragraph-rsid="000d010b" style:font-size-asian="12pt" style:font-name-complex="Times New Roman" style:font-size-complex="12pt"/>
    </style:style>
    <style:style style:name="P4" style:family="paragraph" style:parent-style-name="Text_20_body">
      <style:paragraph-properties fo:margin-top="0in" fo:margin-bottom="0in" style:contextual-spacing="false"/>
      <style:text-properties fo:font-size="12pt" officeooo:rsid="000d010b" officeooo:paragraph-rsid="000d010b" style:font-size-asian="12pt" style:font-name-complex="Times New Roman" style:font-size-complex="12pt"/>
    </style:style>
    <style:style style:name="P5" style:family="paragraph" style:parent-style-name="Text_20_body">
      <style:paragraph-properties fo:margin-top="0in" fo:margin-bottom="0in" style:contextual-spacing="false"/>
      <style:text-properties officeooo:rsid="000d010b" officeooo:paragraph-rsid="000d010b"/>
    </style:style>
    <style:style style:name="P6" style:family="paragraph" style:parent-style-name="Text_20_body">
      <style:paragraph-properties fo:margin-top="0in" fo:margin-bottom="0in" style:contextual-spacing="false"/>
      <style:text-properties officeooo:rsid="000d010b" officeooo:paragraph-rsid="000f5a34"/>
    </style:style>
    <style:style style:name="P7" style:family="paragraph" style:parent-style-name="Text_20_body">
      <style:paragraph-properties fo:margin-top="0in" fo:margin-bottom="0in" style:contextual-spacing="false"/>
      <style:text-properties officeooo:rsid="0010f6d9" officeooo:paragraph-rsid="0010f6d9"/>
    </style:style>
    <style:style style:name="P8" style:family="paragraph" style:parent-style-name="Text_20_body">
      <style:paragraph-properties fo:margin-top="0in" fo:margin-bottom="0in" style:contextual-spacing="false"/>
      <style:text-properties fo:font-size="12pt" officeooo:paragraph-rsid="000d010b" style:font-size-asian="12pt" style:font-name-complex="Times New Roman" style:font-size-complex="12pt"/>
    </style:style>
    <style:style style:name="P9" style:family="paragraph" style:parent-style-name="Text_20_body">
      <style:paragraph-properties fo:margin-top="0in" fo:margin-bottom="0in" style:contextual-spacing="false"/>
      <style:text-properties fo:font-size="12pt" officeooo:rsid="000d010b" officeooo:paragraph-rsid="000d010b" style:font-size-asian="12pt" style:font-name-complex="Times New Roman" style:font-size-complex="12pt"/>
    </style:style>
    <style:style style:name="P10" style:family="paragraph" style:parent-style-name="Text_20_body">
      <style:paragraph-properties fo:margin-top="0in" fo:margin-bottom="0in" style:contextual-spacing="false"/>
      <style:text-properties fo:font-size="12pt" officeooo:rsid="000d010b" officeooo:paragraph-rsid="000f5a34" style:font-size-asian="12pt" style:font-name-complex="Times New Roman" style:font-size-complex="12pt"/>
    </style:style>
    <style:style style:name="T1" style:family="text">
      <style:text-properties fo:font-size="12pt" style:font-size-asian="12pt" style:font-name-complex="Times New Roman" style:font-size-complex="12pt"/>
    </style:style>
    <style:style style:name="T2" style:family="text">
      <style:text-properties fo:font-size="12pt" officeooo:rsid="000d010b" style:font-size-asian="12pt" style:font-name-complex="Times New Roman" style:font-size-complex="12pt"/>
    </style:style>
    <style:style style:name="T3" style:family="text">
      <style:text-properties fo:font-size="12pt" officeooo:rsid="000ea681" style:font-size-asian="12pt" style:font-name-complex="Times New Roman" style:font-size-complex="12pt"/>
    </style:style>
    <style:style style:name="T4" style:family="text">
      <style:text-properties fo:font-size="12pt" officeooo:rsid="000f5a34" style:font-size-asian="12pt" style:font-name-complex="Times New Roman" style:font-size-complex="12pt"/>
    </style:style>
    <style:style style:name="T5" style:family="text">
      <style:text-properties fo:font-size="12pt" officeooo:rsid="0010f6d9" style:font-size-asian="12pt" style:font-name-complex="Times New Roman" style:font-size-complex="12pt"/>
    </style:style>
    <style:style style:name="T6" style:family="text">
      <style:text-properties fo:font-size="12pt" officeooo:rsid="00118ac4" style:font-size-asian="12pt" style:font-name-complex="Times New Roman" style:font-size-complex="12pt"/>
    </style:style>
    <style:style style:name="T7" style:family="text">
      <style:text-properties style:text-position="super 58%" fo:font-size="12pt" style:font-size-asian="12pt" style:font-name-complex="Times New Roman"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2"><text:span text:style-name="T1">To: </text:span><text:a xlink:type="simple" xlink:href="mailto:ValuedCustomer@gmail.com" text:style-name="Internet_20_link" text:visited-style-name="Visited_20_Internet_20_Link"><text:span text:style-name="Internet_20_link"><text:span text:style-name="T2">ballsd</text:span></text:span></text:a><text:a xlink:type="simple" xlink:href="mailto:ValuedCustomer@gmail.com" text:style-name="Internet_20_link" text:visited-style-name="Visited_20_Internet_20_Link"><text:span text:style-name="Internet_20_link"><text:span text:style-name="T1">@</text:span></text:span></text:a><text:a xlink:type="simple" xlink:href="mailto:ValuedCustomer@gmail.com" text:style-name="Internet_20_link" text:visited-style-name="Visited_20_Internet_20_Link"><text:span text:style-name="Internet_20_link"><text:span text:style-name="T2">byui</text:span></text:span></text:a><text:a xlink:type="simple" xlink:href="mailto:ValuedCustomer@gmail.com" text:style-name="Internet_20_link" text:visited-style-name="Visited_20_Internet_20_Link"><text:span text:style-name="Internet_20_link"><text:span text:style-name="T1">.</text:span></text:span></text:a><text:a xlink:type="simple" xlink:href="mailto:ValuedCustomer@gmail.com" text:style-name="Internet_20_link" text:visited-style-name="Visited_20_Internet_20_Link"><text:span text:style-name="Internet_20_link"><text:span text:style-name="T2">edu</text:span></text:span></text:a></text:p>
      <text:p text:style-name="P3"/>
      <text:p text:style-name="P2"><text:span text:style-name="T1">From: </text:span><text:a xlink:type="simple" xlink:href="mailto:BestCompany@company.org" text:style-name="Internet_20_link" text:visited-style-name="Visited_20_Internet_20_Link"><text:span text:style-name="Internet_20_link"><text:span text:style-name="T2">eaq18001</text:span></text:span></text:a><text:a xlink:type="simple" xlink:href="mailto:BestCompany@company.org" text:style-name="Internet_20_link" text:visited-style-name="Visited_20_Internet_20_Link"><text:span text:style-name="Internet_20_link"><text:span text:style-name="T1">@</text:span></text:span></text:a><text:a xlink:type="simple" xlink:href="mailto:BestCompany@company.org" text:style-name="Internet_20_link" text:visited-style-name="Visited_20_Internet_20_Link"><text:span text:style-name="Internet_20_link"><text:span text:style-name="T2">byui</text:span></text:span></text:a><text:a xlink:type="simple" xlink:href="mailto:BestCompany@company.org" text:style-name="Internet_20_link" text:visited-style-name="Visited_20_Internet_20_Link"><text:span text:style-name="Internet_20_link"><text:span text:style-name="T1">.</text:span></text:span></text:a><text:a xlink:type="simple" xlink:href="mailto:BestCompany@company.org" text:style-name="Internet_20_link" text:visited-style-name="Visited_20_Internet_20_Link"><text:span text:style-name="Internet_20_link"><text:span text:style-name="T2">edu</text:span></text:span></text:a></text:p>
      <text:p text:style-name="P3"><text:s/></text:p>
      <text:p text:style-name="P2"><text:span text:style-name="T1">Subject: </text:span><text:span text:style-name="T2">Letter of Recommendation Request</text:span></text:p>
      <text:p text:style-name="P3"/>
      <text:p text:style-name="P2"><text:span text:style-name="T1">Dear </text:span><text:span text:style-name="T2">Brother Balls</text:span><text:span text:style-name="T1">: </text:span></text:p>
      <text:p text:style-name="P3"/>
      <text:p text:style-name="P5"><text:span text:style-name="T1">I am writing you to request a letter of recommendation </text:span><text:span text:style-name="T5">from you</text:span><text:span text:style-name="T1"> </text:span><text:span text:style-name="T5">to assist my application for graduate school at the University of Texas at Austin. </text:span><text:span text:style-name="T1">I understand if you choose not to for various reasons. </text:span><text:span text:style-name="T5">I can at least thank you in this letter. </text:span></text:p>
      <text:p text:style-name="P4"/>
      <text:p text:style-name="P6"><text:span text:style-name="T3">As my schooling comes to an end this Spring semester, I’m looking back and </text:span><text:span text:style-name="T5">I </text:span><text:span text:style-name="T3">realize that w</text:span><text:span text:style-name="T1">orking on campus at IDAS has been the most beneficial part of my college career. I was provided a space where I could practice what I learned in school, </text:span><text:span text:style-name="T3">which helped me excel vastly and be among the top of my pe</text:span><text:span text:style-name="T4">e</text:span><text:span text:style-name="T3">rs. I wonder where my progress would be if I did not have this experience; I’m positive it would be far less, otherwise</text:span><text:span text:style-name="T1">. </text:span></text:p>
      <text:p text:style-name="P10"/>
      <text:p text:style-name="P6"><text:span text:style-name="T1">I made a list of all the projects I was able to work on while working there </text:span><text:span text:style-name="T4">that were the most beneficial to me. They include the Online Department Data reports, PowerBI Ensign College Gradebook report, LMS Communications report, and the </text:span><text:span text:style-name="T5">Course Data Library PowerBI report suite. Thank you for these opportunities. </text:span></text:p>
      <text:p text:style-name="P4"/>
      <text:p text:style-name="P7"><text:span text:style-name="T1">I am impressed with this university because of their </text:span><text:span text:style-name="T6">rankings given by outside organizations</text:span><text:span text:style-name="T1">. They are looking for students understanding in </text:span><text:span text:style-name="T6">differential equations, linear algebra, and computer science. Thanks to the program here on campus, I am well prepared.</text:span></text:p>
      <text:p text:style-name="P4"/>
      <text:p text:style-name="P4">My current resume is attached to this email. Feel free to use the information on there as you desire. Specifically, highlighting the volunteer work at the bottom would be the most beneficial. </text:p>
      <text:p text:style-name="P4"/>
      <text:p text:style-name="P5"><text:span text:style-name="T1">I plan on submitting my application by Jan 20</text:span><text:span text:style-name="T7">th</text:span><text:span text:style-name="T1">. If you can write this for me and send it to </text:span><text:span text:style-name="T6">utaustin</text:span><text:span text:style-name="T1">@</text:span><text:span text:style-name="T6">mygreatlearning</text:span><text:span text:style-name="T1">.com by then, I would be very grateful. </text:span></text:p>
      <text:p text:style-name="P4"/>
      <text:p text:style-name="P3">Sincerely, </text:p>
      <text:p text:style-name="P3"/>
      <text:p text:style-name="P3"/>
      <text:p text:style-name="P1"><text:span text:style-name="T2">Brigham Eaquinto</text:span><text:span text:style-name="T1"> </text:span></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1T23:51:08.962000000</meta:creation-date>
    <dc:date>2023-01-12T00:45:24.613000000</dc:date>
    <meta:editing-duration>PT8M19S</meta:editing-duration>
    <meta:editing-cycles>1</meta:editing-cycles>
    <meta:generator>LibreOffice/7.3.7.2$Windows_X86_64 LibreOffice_project/e114eadc50a9ff8d8c8a0567d6da8f454beeb84f</meta:generator>
    <meta:document-statistic meta:table-count="0" meta:image-count="0" meta:object-count="0" meta:page-count="1" meta:paragraph-count="13" meta:word-count="292" meta:character-count="1723" meta:non-whitespace-character-count="1434"/>
  </office:meta>
</office:document-meta>
</file>